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FF0000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 fo:color="#FF0000" fo:font-size="18pt" style:font-size-asian="18pt" style:font-size-complex="18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fo:color="#7030A0"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P9" style:parent-style-name="ListParagraph" style:list-style-name="LFO1" style:family="paragraph"/>
    <style:style style:name="T10" style:parent-style-name="DefaultParagraphFont" style:family="text">
      <style:text-properties fo:color="#7030A0"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P12" style:parent-style-name="ListParagraph" style:list-style-name="LFO1" style:family="paragraph"/>
    <style:style style:name="T13" style:parent-style-name="DefaultParagraphFont" style:family="text">
      <style:text-properties fo:color="#7030A0"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P15" style:parent-style-name="ListParagraph" style:list-style-name="LFO1" style:family="paragraph"/>
    <style:style style:name="T16" style:parent-style-name="DefaultParagraphFont" style:family="text">
      <style:text-properties fo:color="#7030A0"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P18" style:parent-style-name="ListParagraph" style:list-style-name="LFO1" style:family="paragraph"/>
    <style:style style:name="T19" style:parent-style-name="DefaultParagraphFont" style:family="text">
      <style:text-properties fo:color="#7030A0" fo:font-size="14pt" style:font-size-asian="14pt" style:font-size-complex="14pt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P21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22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23" style:parent-style-name="Normal" style:family="paragraph">
      <style:paragraph-properties fo:text-indent="0.5in"/>
      <style:text-properties fo:font-size="14pt" style:font-size-asian="14pt" style:font-size-complex="14pt"/>
    </style:style>
    <style:style style:name="P24" style:parent-style-name="Normal" style:family="paragraph">
      <style:paragraph-properties fo:text-indent="0.5in"/>
      <style:text-properties fo:font-size="14pt" style:font-size-asian="14pt" style:font-size-complex="14pt"/>
    </style:style>
    <style:style style:name="T25" style:parent-style-name="DefaultParagraphFont" style:family="text">
      <style:text-properties fo:font-size="14pt" style:font-size-asian="14pt" style:font-size-complex="14pt"/>
    </style:style>
    <style:style style:name="T26" style:parent-style-name="DefaultParagraphFont" style:family="text">
      <style:text-properties fo:font-size="14pt" style:font-size-asian="14pt" style:font-size-complex="14pt"/>
    </style:style>
    <style:style style:name="T27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Accessibility Statement</text:p>
      <text:p text:style-name="P2"/>
      <text:p text:style-name="P3">UniMarket<text:s/>is committed to ensuring accessibility for all users, including those with disabilities. We strive to make our online marketplace platform<text:s/>more<text:s/>accessible, regardless of their abilities or impairments.</text:p>
      <text:p text:style-name="P4"/>
      <text:p text:style-name="P5">Accessible Features:</text:p>
      <text:list text:style-name="LFO1" text:continue-numbering="true">
        <text:list-item>
          <text:p text:style-name="P6"><text:span text:style-name="T7">Keyboard Navigation:<text:s/></text:span><text:span text:style-name="T8">Our platform can be navigated using keyboard controls alone, without the need for a mouse.</text:span></text:p>
        </text:list-item>
        <text:list-item>
          <text:p text:style-name="P9"><text:span text:style-name="T10">Screen Reader Compatibility:<text:s/></text:span><text:span text:style-name="T11">We have designed our platform to be compatible with screen reader software, allowing users with visual impairments to access and navigate the content.</text:span></text:p>
        </text:list-item>
        <text:list-item>
          <text:p text:style-name="P12"><text:span text:style-name="T13">Accessible Forms:<text:s/></text:span><text:span text:style-name="T14">Our forms are designed with proper labels, instructions, and error messages to assist users with disabilities in completing tasks accurately.</text:span></text:p>
        </text:list-item>
        <text:list-item>
          <text:p text:style-name="P15"><text:span text:style-name="T16">Feedback:<text:s/></text:span><text:span text:style-name="T17">Incorporating feedback from users with disabilities to enhance usability and address specific accessibility concerns.</text:span></text:p>
        </text:list-item>
        <text:list-item>
          <text:p text:style-name="P18"><text:span text:style-name="T19">Color Contrast:<text:s/></text:span><text:span text:style-name="T20">We maintain adequate color contrast throughout our platform to ensure readability for users with low vision or color vision deficiencies.</text:span></text:p>
        </text:list-item>
      </text:list>
      <text:p text:style-name="P21"/>
      <text:p text:style-name="P22">Ongoing Accessibility Efforts:</text:p>
      <text:p text:style-name="P23">We are continuously working to improve the accessibility of our platform.<text:s/>We plan to make regular accessibility audits and<text:s/>further<text:s/>testing to identify and address any accessibility barriers.<text:s/>Developing more plans based on user<text:s/>feedback<text:s/>to increase accessibility.<text:s/>Providing training and resources to our team members to ensure awareness and understanding of accessibility best practices.</text:p>
      <text:p text:style-name="P24"/>
      <text:p text:style-name="Normal"><text:span text:style-name="T25">If you have any questions or concerns about this</text:span><text:span text:style-name="T26">,</text:span><text:span text:style-name="T27"><text:s/>please contact u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6%"/>
      <style:text-properties style:font-name="Aptos" style:font-name-asian="Aptos" style:font-name-complex="Times New Roman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mima George</meta:initial-creator>
    <dc:creator>Jemima George</dc:creator>
    <meta:creation-date>2024-04-01T12:36:00Z</meta:creation-date>
    <dc:date>2024-04-01T12:47:00Z</dc:date>
    <meta:template xlink:href="Normal.dotm" xlink:type="simple"/>
    <meta:editing-cycles>2</meta:editing-cycles>
    <meta:editing-duration>PT660S</meta:editing-duration>
    <meta:document-statistic meta:page-count="1" meta:paragraph-count="2" meta:word-count="221" meta:character-count="1480" meta:row-count="10" meta:non-whitespace-character-count="1261"/>
  </office:meta>
</office:document-meta>
</file>